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Raw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.newImageLoader( ImageFlavor target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LoaderFactoryRaw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.getMimeForRawFlavor( ImageFlavor flav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LoaderFactoryRaw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Raw.getSupportedFlavors( String m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